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e354" officeooo:paragraph-rsid="001ce354"/>
    </style:style>
    <style:style style:name="P2" style:family="paragraph" style:parent-style-name="Standard">
      <style:text-properties officeooo:rsid="001e8dc8" officeooo:paragraph-rsid="001e8dc8"/>
    </style:style>
    <style:style style:name="P3" style:family="paragraph" style:parent-style-name="Standard">
      <style:text-properties officeooo:rsid="00203adb" officeooo:paragraph-rsid="00203adb"/>
    </style:style>
    <style:style style:name="P4" style:family="paragraph" style:parent-style-name="Standard">
      <style:text-properties officeooo:rsid="0025bbd8" officeooo:paragraph-rsid="0025bbd8"/>
    </style:style>
    <style:style style:name="P5" style:family="paragraph" style:parent-style-name="Standard">
      <style:text-properties officeooo:rsid="00203adb" officeooo:paragraph-rsid="00203adb"/>
    </style:style>
    <style:style style:name="P6" style:family="paragraph" style:parent-style-name="Standard">
      <style:text-properties officeooo:rsid="0025e375" officeooo:paragraph-rsid="0025e375"/>
    </style:style>
    <style:style style:name="T1" style:family="text">
      <style:text-properties officeooo:rsid="001e8dc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5e3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:</text:p>
      <text:p text:style-name="P1">Debido al tipo de cliente que se dirige, requerirá de <text:span text:style-name="T1">un nivel de vocabulario coloquial.</text:span></text:p>
      <text:p text:style-name="P1"/>
      <text:p text:style-name="P2"/>
      <text:p text:style-name="P2">EJERCICIO 1:</text:p>
      <text:p text:style-name="P4">Discapacidad visual:</text:p>
      <text:p text:style-name="P4">Siri(asistente),VoiceOver,Google Talk Back, (asistente) alexa (asistente electronico), Lupa(zoom con mucho %)</text:p>
      <text:p text:style-name="P4"/>
      <text:p text:style-name="P4">Discapacidad auditiva:</text:p>
      <text:p text:style-name="P4">Petralex,Pedius,audifonos, impulsos electromaagneticos.</text:p>
      <text:p text:style-name="P4"/>
      <text:p text:style-name="P4">Discapacidad intelectual:</text:p>
      <text:p text:style-name="P4">Pictogramas.es</text:p>
      <text:p text:style-name="P4">Accesos guiados</text:p>
      <text:p text:style-name="P4"><text:span text:style-name="T2">Modo</text:span> niños</text:p>
      <text:p text:style-name="P4"/>
      <text:p text:style-name="P2"/>
      <text:p text:style-name="P2"/>
      <text:p text:style-name="P3">EJERCICIO 2:</text:p>
      <text:p text:style-name="P3">1.<text:span text:style-name="T3">WAC son un conjunto de pautas aplicadas al contenido dinamico,multimedia etc.</text:span></text:p>
      <text:p text:style-name="P6">Estas tambien aplicadas a otros ámbitos TIC.</text:p>
      <text:p text:style-name="P6">WAI(WCAG,ATAG,UAAG)</text:p>
      <text:p text:style-name="P3"/>
      <text:p text:style-name="P3">2.WAI: Del inglés <text:s/>“Evaluating Web Sites For Accessibility”, es una metodología de <text:span text:style-name="T3">evaluación de accesibilidad y apariencia de páginas web</text:span></text:p>
      <text:p text:style-name="P3"/>
      <text:p text:style-name="P3"/>
      <text:p text:style-name="P3">3.</text:p>
      <text:p text:style-name="P3">-</text:p>
      <text:p text:style-name="P4">-WCAG(ATAG,UAAG)</text:p>
      <text:p text:style-name="P3"/>
      <text:p text:style-name="P3">4.</text:p>
      <text:p text:style-name="P4">Esta norma establece requisitos minimos en la navegación de contenidos web.</text:p>
      <text:p text:style-name="P4"/>
      <text:p text:style-name="P4">Consta de Tres Requisitos Escalados por letra A Que definen los contenidos que se deben usar, tecnicas y estructuras web:</text:p>
      <text:p text:style-name="P4"><text:s/></text:p>
      <text:p text:style-name="P4"/>
      <text:p text:style-name="P3"/>
      <text:p text:style-name="P3">5.</text:p>
      <text:p text:style-name="P3"/>
      <text:p text:style-name="P3"/>
      <text:p text:style-name="P3">6.</text:p>
      <text:p text:style-name="P3"/>
      <text:p text:style-name="P3"/>
      <text:p text:style-name="P3">7.</text:p>
      <text:p text:style-name="P6">Accessibilty Developer tools es la aplicación que implementaré en el proyecto, debido a que es una extensión que revisa/aconseja sobre la págin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3T09:29:25.980000000</meta:creation-date>
    <dc:date>2022-11-24T23:21:33.574000000</dc:date>
    <meta:editing-duration>PT27M31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27" meta:word-count="144" meta:character-count="1038" meta:non-whitespace-character-count="918"/>
  </office:meta>
</office:document-meta>
</file>